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-color="#bbe33d"/>
      <style:paragraph-properties fo:text-align="center"/>
    </style:style>
    <style:style style:name="P5" style:family="paragraph">
      <loext:graphic-properties draw:fill-color="#ffff6d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-color="#ffffa6"/>
      <style:paragraph-properties fo:text-align="center"/>
    </style:style>
    <style:style style:name="P10" style:family="paragraph">
      <loext:graphic-properties draw:fill-color="#d4ea6b"/>
      <style:paragraph-properties fo:text-align="center"/>
    </style:style>
    <style:style style:name="gr1" style:family="graphic">
      <style:graphic-properties draw:fill-color="#b2b2b2" draw:textarea-horizontal-align="justify" draw:textarea-vertical-align="middle" draw:auto-grow-height="false" fo:min-height="1.693cm" fo:min-width="4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693cm" fo:min-width="4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8000" draw:textarea-horizontal-align="justify" draw:textarea-vertical-align="middle" draw:auto-grow-height="false" fo:min-height="1.693cm" fo:min-width="4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bbe33d" draw:textarea-horizontal-align="justify" draw:textarea-vertical-align="middle" draw:auto-grow-height="false" fo:min-height="1.693cm" fo:min-width="4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6d" draw:textarea-horizontal-align="justify" draw:textarea-vertical-align="middle" draw:auto-grow-height="false" fo:min-height="1.693cm" fo:min-width="4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b2b2b2" draw:marker-start-width="0.503cm" draw:marker-end-width="0.503cm" draw:fill-color="#99999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b2b2b2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b66c" draw:textarea-horizontal-align="justify" draw:textarea-vertical-align="middle" draw:auto-grow-height="false" fo:min-height="1.693cm" fo:min-width="2.4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dee6ef" draw:textarea-horizontal-align="justify" draw:textarea-vertical-align="middle" draw:auto-grow-height="false" fo:min-height="1.693cm" fo:min-width="3.1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a6" draw:textarea-horizontal-align="justify" draw:textarea-vertical-align="middle" draw:auto-grow-height="false" fo:min-height="1.693cm" fo:min-width="2.4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d4ea6b" draw:textarea-horizontal-align="justify" draw:textarea-vertical-align="middle" draw:auto-grow-height="false" fo:min-height="1.693cm" fo:min-width="2.4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ff972f" draw:marker-start-width="0.503cm" draw:marker-end="Arrow" draw:marker-end-width="0.326cm" draw:fill-color="#ff8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svg:stroke-color="#77bc65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svg:stroke-color="#e6e905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ffb66c" draw:textarea-horizontal-align="justify" draw:textarea-vertical-align="middle" draw:auto-grow-height="false" fo:min-height="1.693cm" fo:min-width="2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101cm" svg:stroke-color="#ff972f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101cm" svg:stroke-color="#5eb91e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1" draw:text-style-name="P2" svg:width="4.107cm" svg:height="1.694cm" svg:x="10.774cm" svg:y="-0.025cm"><text:p text:style-name="P1">Docker</text:p><draw:enhanced-geometry svg:viewBox="0 0 21600 21600" draw:type="rectangle" draw:enhanced-path="M 0 0 L 21600 0 21600 21600 0 21600 0 0 Z N"/></draw:custom-shape><draw:custom-shape text:anchor-type="paragraph" draw:z-index="1" draw:name="Forme1" draw:style-name="gr2" draw:text-style-name="P1" svg:width="4.107cm" svg:height="1.694cm" svg:x="1.058cm" svg:y="4.124cm"><text:p text:style-name="P1">App</text:p><draw:enhanced-geometry svg:viewBox="0 0 21600 21600" draw:type="rectangle" draw:enhanced-path="M 0 0 L 21600 0 21600 21600 0 21600 0 0 Z N"/></draw:custom-shape><draw:custom-shape text:anchor-type="paragraph" draw:z-index="2" draw:name="Forme1" draw:style-name="gr3" draw:text-style-name="P3" svg:width="4.107cm" svg:height="1.694cm" svg:x="7.43cm" svg:y="4.124cm"><text:p text:style-name="P1">Jupyter</text:p><draw:enhanced-geometry svg:viewBox="0 0 21600 21600" draw:type="rectangle" draw:enhanced-path="M 0 0 L 21600 0 21600 21600 0 21600 0 0 Z N"/></draw:custom-shape><draw:custom-shape text:anchor-type="paragraph" draw:z-index="3" draw:name="Forme1" draw:style-name="gr4" draw:text-style-name="P4" svg:width="4.107cm" svg:height="1.694cm" svg:x="14.182cm" svg:y="4.124cm"><text:p text:style-name="P1">ML flow</text:p><draw:enhanced-geometry svg:viewBox="0 0 21600 21600" draw:type="rectangle" draw:enhanced-path="M 0 0 L 21600 0 21600 21600 0 21600 0 0 Z N"/></draw:custom-shape><draw:custom-shape text:anchor-type="paragraph" draw:z-index="4" draw:name="Forme1" draw:style-name="gr5" draw:text-style-name="P5" svg:width="4.107cm" svg:height="1.694cm" svg:x="21.251cm" svg:y="4.124cm"><text:p text:style-name="P1">Api flask</text:p><draw:enhanced-geometry svg:viewBox="0 0 21600 21600" draw:type="rectangle" draw:enhanced-path="M 0 0 L 21600 0 21600 21600 0 21600 0 0 Z N"/></draw:custom-shape><draw:line text:anchor-type="paragraph" draw:z-index="5" draw:name="Forme2" draw:style-name="gr6" draw:text-style-name="P6" svg:x1="12.818cm" svg:y1="1.669cm" svg:x2="3.145cm" svg:y2="4.124cm"><text:p/></draw:line><draw:line text:anchor-type="paragraph" draw:z-index="6" draw:name="Forme3" draw:style-name="gr7" draw:text-style-name="P1" svg:x1="9.58cm" svg:y1="4.124cm" svg:x2="12.819cm" svg:y2="1.669cm"><text:p/></draw:line><draw:line text:anchor-type="paragraph" draw:z-index="7" draw:name="Forme4" draw:style-name="gr7" draw:text-style-name="P1" svg:x1="16.226cm" svg:y1="4.124cm" svg:x2="12.818cm" svg:y2="1.669cm"><text:p/></draw:line><draw:line text:anchor-type="paragraph" draw:z-index="8" draw:name="Forme5" draw:style-name="gr7" draw:text-style-name="P1" svg:x1="23.211cm" svg:y1="4.124cm" svg:x2="12.924cm" svg:y2="1.669cm"><text:p/></draw:line><draw:custom-shape text:anchor-type="paragraph" draw:z-index="9" draw:name="Forme1" draw:style-name="gr8" draw:text-style-name="P7" svg:width="2.447cm" svg:height="1.694cm" svg:x="8.551cm" svg:y="7.553cm"><text:p text:style-name="P1">Notebooks</text:p><draw:enhanced-geometry svg:viewBox="0 0 21600 21600" draw:type="rectangle" draw:enhanced-path="M 0 0 L 21600 0 21600 21600 0 21600 0 0 Z N"/></draw:custom-shape><draw:custom-shape text:anchor-type="paragraph" draw:z-index="10" draw:name="Forme1" draw:style-name="gr8" draw:text-style-name="P7" svg:width="2.447cm" svg:height="1.694cm" svg:x="8.34cm" svg:y="7.32cm"><text:p text:style-name="P1">Notebooks</text:p><draw:enhanced-geometry svg:viewBox="0 0 21600 21600" draw:type="rectangle" draw:enhanced-path="M 0 0 L 21600 0 21600 21600 0 21600 0 0 Z N"/></draw:custom-shape><draw:custom-shape text:anchor-type="paragraph" draw:z-index="11" draw:name="Forme1" draw:style-name="gr8" draw:text-style-name="P7" svg:width="2.447cm" svg:height="1.694cm" svg:x="8.086cm" svg:y="7.066cm"><text:p text:style-name="P1">Notebooks</text:p><draw:enhanced-geometry svg:viewBox="0 0 21600 21600" draw:type="rectangle" draw:enhanced-path="M 0 0 L 21600 0 21600 21600 0 21600 0 0 Z N"/></draw:custom-shape><draw:custom-shape text:anchor-type="paragraph" draw:z-index="12" draw:name="Forme1" draw:style-name="gr9" draw:text-style-name="P8" svg:width="3.133cm" svg:height="1.694cm" svg:x="1.579cm" svg:y="7.066cm"><text:p text:style-name="P1">Récupération </text:p><text:p text:style-name="P1">de données</text:p><text:p text:style-name="P1">si nécessaire</text:p><draw:enhanced-geometry svg:viewBox="0 0 21600 21600" draw:type="rectangle" draw:enhanced-path="M 0 0 L 21600 0 21600 21600 0 21600 0 0 Z N"/></draw:custom-shape><draw:custom-shape text:anchor-type="paragraph" draw:z-index="13" draw:name="Forme1" draw:style-name="gr10" draw:text-style-name="P9" svg:width="2.447cm" svg:height="1.694cm" svg:x="22.162cm" svg:y="7.066cm"><text:p text:style-name="P1">Interface</text:p><text:p text:style-name="P1">utilisateur</text:p><draw:enhanced-geometry svg:viewBox="0 0 21600 21600" draw:type="rectangle" draw:enhanced-path="M 0 0 L 21600 0 21600 21600 0 21600 0 0 Z N"/></draw:custom-shape><draw:custom-shape text:anchor-type="paragraph" draw:z-index="14" draw:name="Forme1" draw:style-name="gr11" draw:text-style-name="P10" svg:width="2.447cm" svg:height="1.694cm" svg:x="14.965cm" svg:y="7.066cm"><text:p text:style-name="P1">Interface</text:p><text:p text:style-name="P1">utilisateur</text:p><draw:enhanced-geometry svg:viewBox="0 0 21600 21600" draw:type="rectangle" draw:enhanced-path="M 0 0 L 21600 0 21600 21600 0 21600 0 0 Z N"/></draw:custom-shape><draw:custom-shape text:anchor-type="paragraph" draw:z-index="15" draw:name="Forme1" draw:style-name="gr9" draw:text-style-name="P8" svg:width="3.133cm" svg:height="1.694cm" svg:x="1.579cm" svg:y="10.178cm"><text:p text:style-name="P1">Création</text:p><text:p text:style-name="P1">de modèle</text:p><text:p text:style-name="P1">si nécessaire</text:p><draw:enhanced-geometry svg:viewBox="0 0 21600 21600" draw:type="rectangle" draw:enhanced-path="M 0 0 L 21600 0 21600 21600 0 21600 0 0 Z N"/></draw:custom-shape><draw:line text:anchor-type="paragraph" draw:z-index="16" draw:name="Forme6" draw:style-name="gr12" draw:text-style-name="P1" svg:x1="3.082cm" svg:y1="5.817cm" svg:x2="3.103cm" svg:y2="7.066cm"><text:p/></draw:line><draw:line text:anchor-type="paragraph" draw:z-index="17" draw:name="Forme7" draw:style-name="gr12" draw:text-style-name="P1" svg:x1="3.103cm" svg:y1="8.759cm" svg:x2="3.103cm" svg:y2="10.177cm"><text:p/></draw:line><draw:line text:anchor-type="paragraph" draw:z-index="18" draw:name="Forme8" draw:style-name="gr13" draw:text-style-name="P3" svg:x1="9.432cm" svg:y1="5.817cm" svg:x2="9.432cm" svg:y2="7.066cm"><text:p/></draw:line><draw:line text:anchor-type="paragraph" draw:z-index="19" draw:name="Forme9" draw:style-name="gr14" draw:text-style-name="P1" svg:x1="16.226cm" svg:y1="5.817cm" svg:x2="16.226cm" svg:y2="7.066cm"><text:p/></draw:line><draw:line text:anchor-type="paragraph" draw:z-index="20" draw:name="Forme10" draw:style-name="gr15" draw:text-style-name="P1" svg:x1="23.402cm" svg:y1="5.817cm" svg:x2="23.402cm" svg:y2="7.066cm"><text:p/></draw:line><draw:line text:anchor-type="paragraph" draw:z-index="21" draw:name="Forme11" draw:style-name="gr12" draw:text-style-name="P1" svg:x1="4.711cm" svg:y1="11.045cm" svg:x2="8.085cm" svg:y2="7.849cm"><text:p/></draw:line><draw:custom-shape text:anchor-type="paragraph" draw:z-index="22" draw:name="Forme1" draw:style-name="gr16" draw:text-style-name="P7" svg:width="2.266cm" svg:height="1.694cm" svg:x="8.31cm" svg:y="10.178cm"><text:p text:style-name="P1">modèle</text:p><draw:enhanced-geometry svg:viewBox="0 0 21600 21600" draw:type="rectangle" draw:enhanced-path="M 0 0 L 21600 0 21600 21600 0 21600 0 0 Z N"/></draw:custom-shape><draw:custom-shape text:anchor-type="paragraph" draw:z-index="23" draw:name="Forme1" draw:style-name="gr16" draw:text-style-name="P7" svg:width="2.266cm" svg:height="1.694cm" svg:x="11.739cm" svg:y="7.13cm"><text:p text:style-name="P1">métrics</text:p><draw:enhanced-geometry svg:viewBox="0 0 21600 21600" draw:type="rectangle" draw:enhanced-path="M 0 0 L 21600 0 21600 21600 0 21600 0 0 Z N"/></draw:custom-shape><draw:line text:anchor-type="paragraph" draw:z-index="24" draw:name="Forme12" draw:style-name="gr17" draw:text-style-name="P1" svg:x1="9.432cm" svg:y1="8.759cm" svg:x2="9.432cm" svg:y2="10.177cm"><text:p/></draw:line><draw:line text:anchor-type="paragraph" draw:z-index="25" draw:name="Forme13" draw:style-name="gr17" draw:text-style-name="P1" svg:x1="10.532cm" svg:y1="7.976cm" svg:x2="11.739cm" svg:y2="7.976cm"><text:p/></draw:line><draw:line text:anchor-type="paragraph" draw:z-index="26" draw:name="Forme14" draw:style-name="gr18" draw:text-style-name="P1" svg:x1="14.965cm" svg:y1="7.955cm" svg:x2="14.004cm" svg:y2="7.955cm"><text:p/></draw:line><draw:line text:anchor-type="paragraph" draw:z-index="27" draw:name="Forme15" draw:style-name="gr15" draw:text-style-name="P1" svg:x1="22.162cm" svg:y1="7.849cm" svg:x2="10.575cm" svg:y2="11.04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20-03-27T12:20:55.938000000</dc:date>
    <meta:editing-duration>PT24M51S</meta:editing-duration>
    <meta:editing-cycles>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